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f3d5" officeooo:paragraph-rsid="0014ca5a"/>
    </style:style>
    <style:style style:name="P2" style:family="paragraph" style:parent-style-name="Standard">
      <style:text-properties officeooo:paragraph-rsid="0012f3d5"/>
    </style:style>
    <style:style style:name="P3" style:family="paragraph" style:parent-style-name="Standard">
      <style:text-properties style:text-underline-style="solid" style:text-underline-width="auto" style:text-underline-color="font-color" fo:font-weight="bold" officeooo:rsid="0014ca5a" officeooo:paragraph-rsid="0014ca5a" style:font-weight-asian="bold" style:font-weight-complex="bold"/>
    </style:style>
    <style:style style:name="P4" style:family="paragraph" style:parent-style-name="Standard">
      <style:text-properties officeooo:paragraph-rsid="0014ca5a"/>
    </style:style>
    <style:style style:name="P5" style:family="paragraph" style:parent-style-name="Standard">
      <style:text-properties officeooo:rsid="0014ca5a" officeooo:paragraph-rsid="0014ca5a"/>
    </style:style>
    <style:style style:name="P6" style:family="paragraph" style:parent-style-name="Standard">
      <style:text-properties officeooo:paragraph-rsid="0014effc"/>
    </style:style>
    <style:style style:name="P7" style:family="paragraph" style:parent-style-name="Standard">
      <style:text-properties officeooo:rsid="0016387e" officeooo:paragraph-rsid="0016387e"/>
    </style:style>
    <style:style style:name="P8" style:family="paragraph" style:parent-style-name="Standard">
      <style:text-properties style:text-underline-style="none" fo:font-weight="normal" officeooo:rsid="0016387e" officeooo:paragraph-rsid="0016387e" style:font-weight-asian="normal" style:font-weight-complex="normal"/>
    </style:style>
    <style:style style:name="P9" style:family="paragraph" style:parent-style-name="Heading_20_2">
      <style:paragraph-properties fo:text-align="center" style:justify-single-word="false"/>
    </style:style>
    <style:style style:name="T1" style:family="text">
      <style:text-properties officeooo:rsid="0012f3d5"/>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officeooo:rsid="0014ca5a"/>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4ca5a" style:font-weight-asian="bold" style:font-weight-complex="bold"/>
    </style:style>
    <style:style style:name="T7" style:family="text">
      <style:text-properties officeooo:rsid="0014eff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Initiation à l'innovation et à la recherche (IIR)</text:h>
      <text:p text:style-name="Standard"/>
      <text:p text:style-name="Standard"/>
      <text:p text:style-name="Standard"><text:span text:style-name="T5">Objectif :</text:span></text:p>
      <text:p text:style-name="Standard"> - Faire un<text:span text:style-name="T4">e synthèse de l’</text:span>état de l'art sur le sujet <text:span text:style-name="T4">étudié</text:span></text:p>
      <text:p text:style-name="P4"> - <text:span text:style-name="T4">Reproduire une expérience simple en lien avec le sujet étudié.</text:span></text:p>
      <text:p text:style-name="P4"> - <text:span text:style-name="T4">Faire une courte présentation orale du sujet étudié</text:span></text:p>
      <text:p text:style-name="P4"/>
      <text:p text:style-name="P4"/>
      <text:p text:style-name="P3">Consignes:</text:p>
      <text:p text:style-name="P5">Pour chaque sujet, les étudiants dispose d'un papier long 20-40 pages et d'un papier court 8-10 pages comme point de départ. Le travail de synthèse devra faire 8 à 10 pages <text:span text:style-name="T7">au</text:span> format latex scrartcl KOMA. Afin de reproduire une expérience dans leur travail de synthèse, il est recommendé aux étudiants d’implémenter un cours script python d’une cinquantaine de lignes. La présentation orale (10min max) aura lieu lors de la dernière séance de TP IIR.</text:p>
      <text:p text:style-name="P5"/>
      <text:p text:style-name="P7"><text:span text:style-name="T3">Pré-rendu: </text:span>Mercredi 17 Novembre Minuit</text:p>
      <text:p text:style-name="P7"><text:span text:style-name="T3">Rendu:</text:span> Mercredi Mercredi 14 Décembre Minuit</text:p>
      <text:p text:style-name="P8"><text:span text:style-name="T3">Présentation orale:</text:span> Mardi 3 Janvier</text:p>
      <text:p text:style-name="P3"/>
      <text:p text:style-name="P3"/>
      <text:p text:style-name="P4"><text:span text:style-name="T6">Sujets:</text:span></text:p>
      <text:p text:style-name="P4">La Naissance de Google : Notion de centralité dans un graph <text:line-break/> - Page, Lawrence, et al. "The PageRank citation ranking: bringing order to the web." (1999).<text:line-break/> - Newman, Mark. Networks: an introduction. Oxford university press, 2010. Chapter 7</text:p>
      <text:p text:style-name="Standard"/>
      <text:p text:style-name="P4">Netflix, Amazon et compagnie: Les syst<text:span text:style-name="T4">è</text:span>mes de recommendation basé<text:span text:style-name="T4">s</text:span> sur les voisins<text:line-break/> - Linden, Greg, Brent Smith, and Jeremy York. "Amazon. com recommendations: Item-to-item collaborative filtering." IEEE Internet computing 7.1 (2003): 76-80.<text:line-break/> - Desrosiers, Christian, and George Karypis. "A comprehensive survey of neighborhood-based recommendation methods." Recommender systems handbook. Springer US, <text:bookmark text:name="OBJ_PREFIX_DWT576_com_zimbra_phone"/><text:a xlink:type="simple" xlink:href="callto:2011.%20107-144" text:style-name="Internet_20_link" text:visited-style-name="Visited_20_Internet_20_Link">2011. 107-144</text:a>.</text:p>
      <text:p text:style-name="Standard"/>
      <text:p text:style-name="P4">Comment <text:span text:style-name="T4">G</text:span>oogle reconnait un chat (sans lui dire ce qu'est un chat) : <text:span text:style-name="T4">É</text:span>tude des Autoencoders<text:line-break/> - Le, Quoc V. "Building high-level features using large scale unsupervised learning." 2013 IEEE international conference on acoustics, speech and signal processing. IEEE, 2013.<text:line-break/> - Ng, A. (2011). Sparse autoencoder. <text:span text:style-name="T2">CS294A Lecture notes</text:span>, <text:span text:style-name="T2">72</text:span>, 1-19.</text:p>
      <text:p text:style-name="Standard"/>
      <text:p text:style-name="P4">Comment gagner au Casino : Synthèse des algorithmes clefs des bandits<text:line-break/> - White, John. Bandit algorithms for website optimization. " O'Reilly Media, Inc.", 2012.</text:p>
      <text:p text:style-name="Standard"/>
      <text:p text:style-name="P6">Du génome à la machine, l'outils du voyageur...  Les algorithmes génétiques<text:line-break/> - Beasley, D., Martin, R. R., &amp; Bull, D. R. (1993). An overview of genetic algorithms: Part 1. Fundamentals. <text:span text:style-name="T2">University computing</text:span>, <text:span text:style-name="T2">15</text:span>, 58-58.<text:line-break/> - Murata, Tadahiko, Hisao Ishibuchi, and Hideo Tanaka. "Genetic algorithms for flowshop scheduling problems." Computers &amp; Industrial Engineering 30.4 (1996): 1061-1071.</text:p>
      <text:p text:style-name="Standard"/>
      <text:p text:style-name="P2">L'IA musicienne : <text:span text:style-name="T4">É</text:span>ude des réseau<text:span text:style-name="T1">x</text:span> récurrent<text:span text:style-name="T1">s</text:span> pour la génération de musique</text:p>
      <text:p text:style-name="P4"> - Chung, J., Gulcehre, C., Cho, K., &amp; Bengio, Y. (2014). Empirical evaluation of gated recurrent neural networks on sequence modeling. <text:span text:style-name="T2">arXiv preprint arXiv:1412.3555</text:span>.</text:p>
      <text:p text:style-name="P1"> - http://colah.github.io/posts/2015-08-Understanding-LSTMs/</text:p>
      <text:p text:style-name="P4"><text:span text:style-name="T1"> - http://www.hexahedria.com/2015/08/03/composing-music-with-recurrent-neural-net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13:41:38.492999724</meta:creation-date>
    <dc:date>2016-09-19T18:28:23.888594406</dc:date>
    <meta:editing-duration>PT7M51S</meta:editing-duration>
    <meta:editing-cycles>1</meta:editing-cycles>
    <meta:document-statistic meta:table-count="0" meta:image-count="0" meta:object-count="0" meta:page-count="1" meta:paragraph-count="20" meta:word-count="395" meta:character-count="2751" meta:non-whitespace-character-count="2359"/>
    <meta:generator>LibreOffice/5.1.4.2$Linux_X86_64 LibreOffice_project/10m0$Build-2</meta:generator>
  </office:meta>
</office:document-meta>
</file>